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Hadoop Mapreduce programs</text:p>
      <text:p text:style-name="Standard"><draw:frame draw:z-index="251658240" draw:style-name="a0" draw:name="Image1" text:anchor-type="paragraph" svg:x="-0.00417in" svg:y="0.24028in" svg:width="6.65833in" svg:height="1.35in" style:rel-width="scale" style:rel-height="scale"><draw:image xlink:href="media/image1.png" xlink:type="simple" xlink:show="embed" xlink:actuate="onLoad"/><svg:title/><svg:desc/></draw:frame></text:p>
      <text:p text:style-name="Standard"><draw:frame draw:z-index="251659264" draw:style-name="a1" draw:name="Image2" text:anchor-type="paragraph" svg:x="-0.00417in" svg:y="1.61528in" svg:width="6.69167in" svg:height="1.825in" style:rel-width="scale" style:rel-height="scale"><draw:image xlink:href="media/image2.png" xlink:type="simple" xlink:show="embed" xlink:actuate="onLoad"/><svg:title/><svg:desc/></draw:frame></text:p>
      <text:p text:style-name="Standard"><draw:frame draw:z-index="3" draw:style-name="a2" draw:name="Image4" text:anchor-type="paragraph" svg:x="0in" svg:y="4.7875in" svg:width="6.725in" svg:height="1.38333in" style:rel-width="scale" style:rel-height="scale"><draw:image xlink:href="media/image3.png" xlink:type="simple" xlink:show="embed" xlink:actuate="onLoad"/><svg:title/><svg:desc/></draw:frame><draw:frame draw:z-index="2" draw:style-name="a3" draw:name="Image3" text:anchor-type="paragraph" svg:x="-0.00417in" svg:y="1.1375in" svg:width="6.69236in" svg:height="3.2666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sarga Gondi</meta:initial-creator>
    <dc:creator>NISARGA GONDI</dc:creator>
    <meta:creation-date>2024-06-03T14:25:00Z</meta:creation-date>
    <dc:date>2024-06-03T14:25:00Z</dc:date>
    <meta:template xlink:href="Normal.dotm" xlink:type="simple"/>
    <meta:editing-cycles>2</meta:editing-cycles>
    <meta:editing-duration>PT120S</meta:editing-duration>
    <meta:document-statistic meta:page-count="1" meta:paragraph-count="1" meta:word-count="5" meta:character-count="34" meta:row-count="1" meta:non-whitespace-character-count="30"/>
  </office:meta>
</office:document-meta>
</file>